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IndexTest.testManualIndexWithou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ventBusIndexTest.getSubscriberInfo( Class &lt; ? &gt; subscrib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IndexTest.someMethodWithoutAnnota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